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Manage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nager.SessionManager( Properties env , DataSource ds , TransactionManager 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Manager.getConnection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Manager.getTransactionManager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Manager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nager.getDefaul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